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UDOR CHAVEZ, AARON ROBER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9509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81122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UDOR CHAVEZ, AARON ROBERT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509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81122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2/2021</text:p>
          </table:table-cell>
          <table:table-cell table:style-name="Tabla2.A3" office:value-type="string">
            <text:p text:style-name="P22">9364429</text:p>
          </table:table-cell>
          <table:table-cell table:style-name="Tabla2.D3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18:04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